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R workshop 10.04</text:p>
      <text:p text:style-name="P1">a recruiter have 15 to 20 seconds on <text:s/>C.V before sorting for recruiting .</text:p>
      <text:p text:style-name="P1">And a good interview is 1hour!</text:p>
      <text:p text:style-name="Standard"/>
      <text:p text:style-name="Standard">For language: instead of &gt; 2014 French Course</text:p>
      <text:p text:style-name="Standard">Write&gt; 2017 January-march, German Course B1, VHS</text:p>
      <text:p text:style-name="Standard"/>
      <text:p text:style-name="Standard">For work permit:</text:p>
      <text:p text:style-name="Standard">instead of Work permit B refugee becomes: <text:span text:style-name="T1">Work permit </text:span>B</text:p>
      <text:p text:style-name="Standard"/>
      <text:p text:style-name="Standard">Main section of a resume </text:p>
      <text:list xml:id="list2160917382111211902" text:style-name="L1">
        <text:list-item>
          <text:p text:style-name="P2">top</text:p>
          <text:list>
            <text:list-item>
              <text:p text:style-name="P2">Personal information</text:p>
            </text:list-item>
            <text:list-item>
              <text:p text:style-name="P2">Language skill</text:p>
            </text:list-item>
            <text:list-item>
              <text:p text:style-name="P2">job title for the position you are applying</text:p>
            </text:list-item>
            <text:list-item>
              <text:p text:style-name="P2">objectives and/or skills related to the position</text:p>
            </text:list-item>
          </text:list>
        </text:list-item>
        <text:list-item>
          <text:p text:style-name="P2">Middle part</text:p>
          <text:list>
            <text:list-item>
              <text:p text:style-name="P2">Professional experiences</text:p>
            </text:list-item>
            <text:list-item>
              <text:p text:style-name="P2">Education and training</text:p>
            </text:list-item>
          </text:list>
        </text:list-item>
        <text:list-item>
          <text:p text:style-name="P2">End</text:p>
          <text:list>
            <text:list-item>
              <text:p text:style-name="P2">Computer skills</text:p>
            </text:list-item>
            <text:list-item>
              <text:p text:style-name="P2">the centers of interest (sport and/or associative activities, hobbies, and etc.). </text:p>
            </text:list-item>
            <text:list-item>
              <text:p text:style-name="P2"><text:s text:c="2"/>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10T11:22:09.65</meta:creation-date>
    <dc:date>2019-04-10T13:25:45.21</dc:date>
    <meta:editing-duration>PT2H2M54S</meta:editing-duration>
    <meta:editing-cycles>8</meta:editing-cycles>
    <meta:generator>OpenOffice/4.1.6$Win32 OpenOffice.org_project/416m1$Build-9790</meta:generator>
    <meta:document-statistic meta:table-count="0" meta:image-count="0" meta:object-count="0" meta:page-count="1" meta:paragraph-count="20" meta:word-count="109" meta:character-count="620"/>
  </office:meta>
</office:document-meta>
</file>